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1" calcext:value-type="float">
            <text:p>321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td oae 502200021532</text:p>
          </table:table-cell>
          <table:table-cell table:style-name="ce49" office:value-type="float" office:value="2023000042" calcext:value-type="float">
            <text:p>2023000042</text:p>
          </table:table-cell>
          <table:table-cell table:style-name="ce57" office:value-type="float" office:value="321" calcext:value-type="float">
            <text:p>321</text:p>
          </table:table-cell>
          <table:table-cell table:style-name="ce48" office:value-type="float" office:value="321" calcext:value-type="float">
            <text:p>321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6</text:p>
          </table:table-cell>
          <table:table-cell table:style-name="ce49" office:value-type="float" office:value="2023000046" calcext:value-type="float">
            <text:p>2023000046</text:p>
          </table:table-cell>
          <table:table-cell table:style-name="ce57" office:value-type="float" office:value="100" calcext:value-type="float">
            <text:p>1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89773" calcext:value-type="float">
            <text:p>689773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121" calcext:value-type="float">
            <text:p>121</text:p>
          </table:table-cell>
          <table:table-cell table:style-name="ce53" office:value-type="date" office:date-value="2023-02-20" calcext:value-type="date">
            <text:p>20/02/2023</text:p>
          </table:table-cell>
          <table:table-cell table:style-name="ce49" office:value-type="string" calcext:value-type="string">
            <text:p>satd oae 502200021534</text:p>
          </table:table-cell>
          <table:table-cell table:style-name="ce49" office:value-type="float" office:value="2023000044" calcext:value-type="float">
            <text:p>2023000044</text:p>
          </table:table-cell>
          <table:table-cell table:style-name="ce57" office:value-type="float" office:value="600" calcext:value-type="float">
            <text:p>600</text:p>
          </table:table-cell>
          <table:table-cell table:style-name="ce48" office:value-type="float" office:value="121" calcext:value-type="float">
            <text:p>121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400035903" calcext:value-type="float">
            <text:p>400035903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39763" calcext:value-type="float">
            <text:p>639763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221" calcext:value-type="float">
            <text:p>221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td oae 502200021535</text:p>
          </table:table-cell>
          <table:table-cell table:style-name="ce49" office:value-type="float" office:value="2023000045" calcext:value-type="float">
            <text:p>2023000045</text:p>
          </table:table-cell>
          <table:table-cell table:style-name="ce57" office:value-type="float" office:value="300" calcext:value-type="float">
            <text:p>300</text:p>
          </table:table-cell>
          <table:table-cell table:style-name="ce48" office:value-type="float" office:value="220" calcext:value-type="float">
            <text:p>22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49" office:value-type="float" office:value="406680314" calcext:value-type="float">
            <text:p>406680314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08551" calcext:value-type="float">
            <text:p>608551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date" office:date-value="2023-02-11" calcext:value-type="date">
            <text:p>11/02/2023</text:p>
          </table:table-cell>
          <table:table-cell table:style-name="ce49" office:value-type="string" calcext:value-type="string">
            <text:p>satd oae 502200021538</text:p>
          </table:table-cell>
          <table:table-cell table:style-name="ce49" office:value-type="float" office:value="2023000047" calcext:value-type="float">
            <text:p>2023000047</text:p>
          </table:table-cell>
          <table:table-cell table:style-name="ce57" office:value-type="float" office:value="100" calcext:value-type="float">
            <text:p>10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DR/DDFIP 03</text:p>
          </table:table-cell>
          <table:table-cell table:style-name="ce60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2574671" calcext:value-type="float">
            <text:p>382574671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23988" calcext:value-type="float">
            <text:p>623988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23" calcext:value-type="float">
            <text:p>123</text:p>
          </table:table-cell>
          <table:table-cell table:style-name="ce54" office:value-type="date" office:date-value="2023-02-13" calcext:value-type="date">
            <text:p>13/02/2023</text:p>
          </table:table-cell>
          <table:table-cell table:style-name="ce49" office:value-type="string" calcext:value-type="string">
            <text:p>satd oae 502200021537</text:p>
          </table:table-cell>
          <table:table-cell table:style-name="ce49" office:value-type="float" office:value="2023000048" calcext:value-type="float">
            <text:p>2023000048</text:p>
          </table:table-cell>
          <table:table-cell table:style-name="ce57" office:value-type="float" office:value="200" calcext:value-type="float">
            <text:p>200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9" office:value-type="float" office:value="384335527" calcext:value-type="float">
            <text:p>384335527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9" office:value-type="float" office:value="628604" calcext:value-type="float">
            <text:p>628604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22" calcext:value-type="float">
            <text:p>222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9" office:value-type="string" calcext:value-type="string">
            <text:p>satd oae 502200021539</text:p>
          </table:table-cell>
          <table:table-cell table:style-name="ce49" office:value-type="float" office:value="2023000049" calcext:value-type="float">
            <text:p>2023000049</text:p>
          </table:table-cell>
          <table:table-cell table:style-name="ce57" office:value-type="float" office:value="300" calcext:value-type="float">
            <text:p>300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9" office:value-type="float" office:value="385071881" calcext:value-type="float">
            <text:p>385071881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50" office:value-type="float" office:value="609798" calcext:value-type="float">
            <text:p>609798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td oae 502200021540</text:p>
          </table:table-cell>
          <table:table-cell table:style-name="ce49" office:value-type="float" office:value="2023000050" calcext:value-type="float">
            <text:p>2023000050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99" calcext:value-type="float">
            <text:p>99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389643859" calcext:value-type="float">
            <text:p>389643859</text:p>
          </table:table-cell>
          <table:table-cell table:style-name="ce68"/>
          <table:table-cell table:number-columns-repeated="1008"/>
        </table:table-row>
        <table:table-row table:style-name="ro2">
          <table:table-cell table:style-name="ce51" office:value-type="float" office:value="607158" calcext:value-type="float">
            <text:p>607158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51" office:value-type="float" office:value="123" calcext:value-type="float">
            <text:p>123</text:p>
          </table:table-cell>
          <table:table-cell table:style-name="ce53" office:value-type="date" office:date-value="2023-02-20" calcext:value-type="date">
            <text:p>20/02/2023</text:p>
          </table:table-cell>
          <table:table-cell table:style-name="ce49" office:value-type="string" calcext:value-type="string">
            <text:p>satd oae 502200021541</text:p>
          </table:table-cell>
          <table:table-cell table:style-name="ce49" office:value-type="float" office:value="2023000051" calcext:value-type="float">
            <text:p>2023000051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23" calcext:value-type="float">
            <text:p>123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0" office:value-type="float" office:value="353352370" calcext:value-type="float">
            <text:p>353352370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51" office:value-type="float" office:value="639818" calcext:value-type="float">
            <text:p>639818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date" office:date-value="2023-02-09" calcext:value-type="date">
            <text:p>09/02/2023</text:p>
          </table:table-cell>
          <table:table-cell table:style-name="ce49" office:value-type="string" calcext:value-type="string">
            <text:p>satd oae 502200021542</text:p>
          </table:table-cell>
          <table:table-cell table:style-name="ce49" office:value-type="float" office:value="2023000052" calcext:value-type="float">
            <text:p>2023000052</text:p>
          </table:table-cell>
          <table:table-cell table:style-name="ce51" office:value-type="float" office:value="600" calcext:value-type="float">
            <text:p>600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8" calcext:value-type="float">
            <text:p>8</text:p>
          </table:table-cell>
          <table:table-cell table:style-name="ce50" office:value-type="float" office:value="353543358" calcext:value-type="float">
            <text:p>353543358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55291" calcext:value-type="float">
            <text:p>655291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51" office:value-type="float" office:value="100" calcext:value-type="float">
            <text:p>100</text:p>
          </table:table-cell>
          <table:table-cell table:style-name="ce55" office:value-type="date" office:date-value="2023-02-22" calcext:value-type="date">
            <text:p>22/02/2023</text:p>
          </table:table-cell>
          <table:table-cell table:style-name="ce49" office:value-type="string" calcext:value-type="string">
            <text:p>sadt oae 502200021600</text:p>
          </table:table-cell>
          <table:table-cell table:style-name="ce49" office:value-type="float" office:value="2023000061" calcext:value-type="float">
            <text:p>2023000061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49" office:value-type="float" office:value="303091086" calcext:value-type="float">
            <text:p>303091086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51" office:value-type="float" office:value="150" calcext:value-type="float">
            <text:p>150</text:p>
          </table:table-cell>
          <table:table-cell table:style-name="ce55" office:value-type="date" office:date-value="2023-02-23" calcext:value-type="date">
            <text:p>23/02/2023</text:p>
          </table:table-cell>
          <table:table-cell table:style-name="ce49" office:value-type="string" calcext:value-type="string">
            <text:p>sadt oae 502200021601</text:p>
          </table:table-cell>
          <table:table-cell table:style-name="ce49" office:value-type="float" office:value="2023000062" calcext:value-type="float">
            <text:p>2023000062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150" calcext:value-type="float">
            <text:p>15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01360" calcext:value-type="float">
            <text:p>601360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51" office:value-type="float" office:value="100" calcext:value-type="float">
            <text:p>100</text:p>
          </table:table-cell>
          <table:table-cell table:style-name="ce55" office:value-type="date" office:date-value="2023-02-24" calcext:value-type="date">
            <text:p>24/02/2023</text:p>
          </table:table-cell>
          <table:table-cell table:style-name="ce49" office:value-type="string" calcext:value-type="string">
            <text:p>sadt oae 502200021602</text:p>
          </table:table-cell>
          <table:table-cell table:style-name="ce49" office:value-type="float" office:value="2023000063" calcext:value-type="float">
            <text:p>2023000063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100" calcext:value-type="float">
            <text:p>10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49" office:value-type="float" office:value="312147770" calcext:value-type="float">
            <text:p>312147770</text:p>
          </table:table-cell>
          <table:table-cell table:style-name="ce68"/>
          <table:table-cell table:number-columns-repeated="1008"/>
        </table:table-row>
        <table:table-row table:style-name="ro3">
          <table:table-cell table:style-name="ce49" office:value-type="float" office:value="685637" calcext:value-type="float">
            <text:p>685637</text:p>
          </table:table-cell>
          <table:table-cell table:style-name="ce49" office:value-type="float" office:value="203744" calcext:value-type="float">
            <text:p>203744</text:p>
          </table:table-cell>
          <table:table-cell table:style-name="ce51" office:value-type="float" office:value="150" calcext:value-type="float">
            <text:p>150</text:p>
          </table:table-cell>
          <table:table-cell table:style-name="ce55" office:value-type="date" office:date-value="2023-02-25" calcext:value-type="date">
            <text:p>25/02/2023</text:p>
          </table:table-cell>
          <table:table-cell table:style-name="ce49" office:value-type="string" calcext:value-type="string">
            <text:p>sadt oae 502200021603</text:p>
          </table:table-cell>
          <table:table-cell table:style-name="ce49" office:value-type="float" office:value="2023000064" calcext:value-type="float">
            <text:p>2023000064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150" calcext:value-type="float">
            <text:p>15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15857359" calcext:value-type="float">
            <text:p>315857359</text:p>
          </table:table-cell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5:14:27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0T15:20:15.342000000</dc:date>
    <meta:editing-duration>PT12H28M40S</meta:editing-duration>
    <meta:editing-cycles>46</meta:editing-cycles>
    <meta:printed-by>Eric Brivoal</meta:printed-by>
    <meta:print-date>2022-09-21T10:18:20.653000000</meta:print-date>
    <meta:document-statistic meta:table-count="1" meta:cell-count="196" meta:object-count="0"/>
  </office:meta>
</office:document-meta>
</file>